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01.92pt" svg:height="255.26pt" svg:x="258.35pt" svg:y="40.65pt">
            <loext:p draw:notify-on-update-of-ranges="Sheet1.A1:Sheet1.A61 Sheet1.C1:Sheet1.C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IF([.A1]&lt;=Min;0;IF([.A1]&gt;=Max;127;ROUND(([.A1]-Min)*127/(Max-Min);0)))" office:value-type="float" office:value="0" calcext:value-type="float">
            <text:p>0</text:p>
          </table:table-cell>
          <table:table-cell table:formula="of:=[.B1]*(Max-Min)/127+Min" office:value-type="float" office:value="1" calcext:value-type="float">
            <text:p>1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IF([.A2]&lt;=Min;0;IF([.A2]&gt;=Max;127;ROUND(([.A2]-Min)*127/(Max-Min);0)))" office:value-type="float" office:value="0" calcext:value-type="float">
            <text:p>0</text:p>
          </table:table-cell>
          <table:table-cell table:formula="of:=[.B2]*(Max-Min)/127+Min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IF([.A3]&lt;=Min;0;IF([.A3]&gt;=Max;127;ROUND(([.A3]-Min)*127/(Max-Min);0)))" office:value-type="float" office:value="0" calcext:value-type="float">
            <text:p>0</text:p>
          </table:table-cell>
          <table:table-cell table:formula="of:=[.B3]*(Max-Min)/127+Min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IF([.A4]&lt;=Min;0;IF([.A4]&gt;=Max;127;ROUND(([.A4]-Min)*127/(Max-Min);0)))" office:value-type="float" office:value="0" calcext:value-type="float">
            <text:p>0</text:p>
          </table:table-cell>
          <table:table-cell table:formula="of:=[.B4]*(Max-Min)/127+Min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IF([.A5]&lt;=Min;0;IF([.A5]&gt;=Max;127;ROUND(([.A5]-Min)*127/(Max-Min);0)))" office:value-type="float" office:value="0" calcext:value-type="float">
            <text:p>0</text:p>
          </table:table-cell>
          <table:table-cell table:formula="of:=[.B5]*(Max-Min)/127+Min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IF([.A6]&lt;=Min;0;IF([.A6]&gt;=Max;127;ROUND(([.A6]-Min)*127/(Max-Min);0)))" office:value-type="float" office:value="0" calcext:value-type="float">
            <text:p>0</text:p>
          </table:table-cell>
          <table:table-cell table:formula="of:=[.B6]*(Max-Min)/127+Min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IF([.A7]&lt;=Min;0;IF([.A7]&gt;=Max;127;ROUND(([.A7]-Min)*127/(Max-Min);0)))" office:value-type="float" office:value="0" calcext:value-type="float">
            <text:p>0</text:p>
          </table:table-cell>
          <table:table-cell table:formula="of:=[.B7]*(Max-Min)/127+Min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IF([.A8]&lt;=Min;0;IF([.A8]&gt;=Max;127;ROUND(([.A8]-Min)*127/(Max-Min);0)))" office:value-type="float" office:value="0" calcext:value-type="float">
            <text:p>0</text:p>
          </table:table-cell>
          <table:table-cell table:formula="of:=[.B8]*(Max-Min)/127+Min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IF([.A9]&lt;=Min;0;IF([.A9]&gt;=Max;127;ROUND(([.A9]-Min)*127/(Max-Min);0)))" office:value-type="float" office:value="0" calcext:value-type="float">
            <text:p>0</text:p>
          </table:table-cell>
          <table:table-cell table:formula="of:=[.B9]*(Max-Min)/127+Min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IF([.A10]&lt;=Min;0;IF([.A10]&gt;=Max;127;ROUND(([.A10]-Min)*127/(Max-Min);0)))" office:value-type="float" office:value="0" calcext:value-type="float">
            <text:p>0</text:p>
          </table:table-cell>
          <table:table-cell table:formula="of:=[.B10]*(Max-Min)/127+Min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1]&lt;=Min;0;IF([.A11]&gt;=Max;127;ROUND(([.A11]-Min)*127/(Max-Min);0)))" office:value-type="float" office:value="0" calcext:value-type="float">
            <text:p>0</text:p>
          </table:table-cell>
          <table:table-cell table:formula="of:=[.B11]*(Max-Min)/127+Min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IF([.A12]&lt;=Min;0;IF([.A12]&gt;=Max;127;ROUND(([.A12]-Min)*127/(Max-Min);0)))" office:value-type="float" office:value="3" calcext:value-type="float">
            <text:p>3</text:p>
          </table:table-cell>
          <table:table-cell table:formula="of:=[.B12]*(Max-Min)/127+Min" office:value-type="float" office:value="1.09448818897638" calcext:value-type="float">
            <text:p>1.094488189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IF([.A13]&lt;=Min;0;IF([.A13]&gt;=Max;127;ROUND(([.A13]-Min)*127/(Max-Min);0)))" office:value-type="float" office:value="6" calcext:value-type="float">
            <text:p>6</text:p>
          </table:table-cell>
          <table:table-cell table:formula="of:=[.B13]*(Max-Min)/127+Min" office:value-type="float" office:value="1.18897637795276" calcext:value-type="float">
            <text:p>1.188976378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IF([.A14]&lt;=Min;0;IF([.A14]&gt;=Max;127;ROUND(([.A14]-Min)*127/(Max-Min);0)))" office:value-type="float" office:value="10" calcext:value-type="float">
            <text:p>10</text:p>
          </table:table-cell>
          <table:table-cell table:formula="of:=[.B14]*(Max-Min)/127+Min" office:value-type="float" office:value="1.31496062992126" calcext:value-type="float">
            <text:p>1.3149606299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IF([.A15]&lt;=Min;0;IF([.A15]&gt;=Max;127;ROUND(([.A15]-Min)*127/(Max-Min);0)))" office:value-type="float" office:value="13" calcext:value-type="float">
            <text:p>13</text:p>
          </table:table-cell>
          <table:table-cell table:formula="of:=[.B15]*(Max-Min)/127+Min" office:value-type="float" office:value="1.40944881889764" calcext:value-type="float">
            <text:p>1.4094488189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IF([.A16]&lt;=Min;0;IF([.A16]&gt;=Max;127;ROUND(([.A16]-Min)*127/(Max-Min);0)))" office:value-type="float" office:value="16" calcext:value-type="float">
            <text:p>16</text:p>
          </table:table-cell>
          <table:table-cell table:formula="of:=[.B16]*(Max-Min)/127+Min" office:value-type="float" office:value="1.50393700787402" calcext:value-type="float">
            <text:p>1.503937007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IF([.A17]&lt;=Min;0;IF([.A17]&gt;=Max;127;ROUND(([.A17]-Min)*127/(Max-Min);0)))" office:value-type="float" office:value="19" calcext:value-type="float">
            <text:p>19</text:p>
          </table:table-cell>
          <table:table-cell table:formula="of:=[.B17]*(Max-Min)/127+Min" office:value-type="float" office:value="1.59842519685039" calcext:value-type="float">
            <text:p>1.5984251969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IF([.A18]&lt;=Min;0;IF([.A18]&gt;=Max;127;ROUND(([.A18]-Min)*127/(Max-Min);0)))" office:value-type="float" office:value="22" calcext:value-type="float">
            <text:p>22</text:p>
          </table:table-cell>
          <table:table-cell table:formula="of:=[.B18]*(Max-Min)/127+Min" office:value-type="float" office:value="1.69291338582677" calcext:value-type="float">
            <text:p>1.6929133858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IF([.A19]&lt;=Min;0;IF([.A19]&gt;=Max;127;ROUND(([.A19]-Min)*127/(Max-Min);0)))" office:value-type="float" office:value="25" calcext:value-type="float">
            <text:p>25</text:p>
          </table:table-cell>
          <table:table-cell table:formula="of:=[.B19]*(Max-Min)/127+Min" office:value-type="float" office:value="1.78740157480315" calcext:value-type="float">
            <text:p>1.7874015748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IF([.A20]&lt;=Min;0;IF([.A20]&gt;=Max;127;ROUND(([.A20]-Min)*127/(Max-Min);0)))" office:value-type="float" office:value="29" calcext:value-type="float">
            <text:p>29</text:p>
          </table:table-cell>
          <table:table-cell table:formula="of:=[.B20]*(Max-Min)/127+Min" office:value-type="float" office:value="1.91338582677165" calcext:value-type="float">
            <text:p>1.91338582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21]&lt;=Min;0;IF([.A21]&gt;=Max;127;ROUND(([.A21]-Min)*127/(Max-Min);0)))" office:value-type="float" office:value="32" calcext:value-type="float">
            <text:p>32</text:p>
          </table:table-cell>
          <table:table-cell table:formula="of:=[.B21]*(Max-Min)/127+Min" office:value-type="float" office:value="2.00787401574803" calcext:value-type="float">
            <text:p>2.0078740157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IF([.A22]&lt;=Min;0;IF([.A22]&gt;=Max;127;ROUND(([.A22]-Min)*127/(Max-Min);0)))" office:value-type="float" office:value="35" calcext:value-type="float">
            <text:p>35</text:p>
          </table:table-cell>
          <table:table-cell table:formula="of:=[.B22]*(Max-Min)/127+Min" office:value-type="float" office:value="2.10236220472441" calcext:value-type="float">
            <text:p>2.1023622047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IF([.A23]&lt;=Min;0;IF([.A23]&gt;=Max;127;ROUND(([.A23]-Min)*127/(Max-Min);0)))" office:value-type="float" office:value="38" calcext:value-type="float">
            <text:p>38</text:p>
          </table:table-cell>
          <table:table-cell table:formula="of:=[.B23]*(Max-Min)/127+Min" office:value-type="float" office:value="2.19685039370079" calcext:value-type="float">
            <text:p>2.1968503937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IF([.A24]&lt;=Min;0;IF([.A24]&gt;=Max;127;ROUND(([.A24]-Min)*127/(Max-Min);0)))" office:value-type="float" office:value="41" calcext:value-type="float">
            <text:p>41</text:p>
          </table:table-cell>
          <table:table-cell table:formula="of:=[.B24]*(Max-Min)/127+Min" office:value-type="float" office:value="2.29133858267717" calcext:value-type="float">
            <text:p>2.2913385827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IF([.A25]&lt;=Min;0;IF([.A25]&gt;=Max;127;ROUND(([.A25]-Min)*127/(Max-Min);0)))" office:value-type="float" office:value="44" calcext:value-type="float">
            <text:p>44</text:p>
          </table:table-cell>
          <table:table-cell table:formula="of:=[.B25]*(Max-Min)/127+Min" office:value-type="float" office:value="2.38582677165354" calcext:value-type="float">
            <text:p>2.3858267717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IF([.A26]&lt;=Min;0;IF([.A26]&gt;=Max;127;ROUND(([.A26]-Min)*127/(Max-Min);0)))" office:value-type="float" office:value="48" calcext:value-type="float">
            <text:p>48</text:p>
          </table:table-cell>
          <table:table-cell table:formula="of:=[.B26]*(Max-Min)/127+Min" office:value-type="float" office:value="2.51181102362205" calcext:value-type="float">
            <text:p>2.5118110236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IF([.A27]&lt;=Min;0;IF([.A27]&gt;=Max;127;ROUND(([.A27]-Min)*127/(Max-Min);0)))" office:value-type="float" office:value="51" calcext:value-type="float">
            <text:p>51</text:p>
          </table:table-cell>
          <table:table-cell table:formula="of:=[.B27]*(Max-Min)/127+Min" office:value-type="float" office:value="2.60629921259842" calcext:value-type="float">
            <text:p>2.6062992126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IF([.A28]&lt;=Min;0;IF([.A28]&gt;=Max;127;ROUND(([.A28]-Min)*127/(Max-Min);0)))" office:value-type="float" office:value="54" calcext:value-type="float">
            <text:p>54</text:p>
          </table:table-cell>
          <table:table-cell table:formula="of:=[.B28]*(Max-Min)/127+Min" office:value-type="float" office:value="2.7007874015748" calcext:value-type="float">
            <text:p>2.7007874016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IF([.A29]&lt;=Min;0;IF([.A29]&gt;=Max;127;ROUND(([.A29]-Min)*127/(Max-Min);0)))" office:value-type="float" office:value="57" calcext:value-type="float">
            <text:p>57</text:p>
          </table:table-cell>
          <table:table-cell table:formula="of:=[.B29]*(Max-Min)/127+Min" office:value-type="float" office:value="2.79527559055118" calcext:value-type="float">
            <text:p>2.7952755906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IF([.A30]&lt;=Min;0;IF([.A30]&gt;=Max;127;ROUND(([.A30]-Min)*127/(Max-Min);0)))" office:value-type="float" office:value="60" calcext:value-type="float">
            <text:p>60</text:p>
          </table:table-cell>
          <table:table-cell table:formula="of:=[.B30]*(Max-Min)/127+Min" office:value-type="float" office:value="2.88976377952756" calcext:value-type="float">
            <text:p>2.889763779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31]&lt;=Min;0;IF([.A31]&gt;=Max;127;ROUND(([.A31]-Min)*127/(Max-Min);0)))" office:value-type="float" office:value="64" calcext:value-type="float">
            <text:p>64</text:p>
          </table:table-cell>
          <table:table-cell table:formula="of:=[.B31]*(Max-Min)/127+Min" office:value-type="float" office:value="3.01574803149606" calcext:value-type="float">
            <text:p>3.0157480315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IF([.A32]&lt;=Min;0;IF([.A32]&gt;=Max;127;ROUND(([.A32]-Min)*127/(Max-Min);0)))" office:value-type="float" office:value="67" calcext:value-type="float">
            <text:p>67</text:p>
          </table:table-cell>
          <table:table-cell table:formula="of:=[.B32]*(Max-Min)/127+Min" office:value-type="float" office:value="3.11023622047244" calcext:value-type="float">
            <text:p>3.1102362205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IF([.A33]&lt;=Min;0;IF([.A33]&gt;=Max;127;ROUND(([.A33]-Min)*127/(Max-Min);0)))" office:value-type="float" office:value="70" calcext:value-type="float">
            <text:p>70</text:p>
          </table:table-cell>
          <table:table-cell table:formula="of:=[.B33]*(Max-Min)/127+Min" office:value-type="float" office:value="3.20472440944882" calcext:value-type="float">
            <text:p>3.2047244094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IF([.A34]&lt;=Min;0;IF([.A34]&gt;=Max;127;ROUND(([.A34]-Min)*127/(Max-Min);0)))" office:value-type="float" office:value="73" calcext:value-type="float">
            <text:p>73</text:p>
          </table:table-cell>
          <table:table-cell table:formula="of:=[.B34]*(Max-Min)/127+Min" office:value-type="float" office:value="3.2992125984252" calcext:value-type="float">
            <text:p>3.2992125984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IF([.A35]&lt;=Min;0;IF([.A35]&gt;=Max;127;ROUND(([.A35]-Min)*127/(Max-Min);0)))" office:value-type="float" office:value="76" calcext:value-type="float">
            <text:p>76</text:p>
          </table:table-cell>
          <table:table-cell table:formula="of:=[.B35]*(Max-Min)/127+Min" office:value-type="float" office:value="3.39370078740157" calcext:value-type="float">
            <text:p>3.3937007874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IF([.A36]&lt;=Min;0;IF([.A36]&gt;=Max;127;ROUND(([.A36]-Min)*127/(Max-Min);0)))" office:value-type="float" office:value="79" calcext:value-type="float">
            <text:p>79</text:p>
          </table:table-cell>
          <table:table-cell table:formula="of:=[.B36]*(Max-Min)/127+Min" office:value-type="float" office:value="3.48818897637795" calcext:value-type="float">
            <text:p>3.4881889764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IF([.A37]&lt;=Min;0;IF([.A37]&gt;=Max;127;ROUND(([.A37]-Min)*127/(Max-Min);0)))" office:value-type="float" office:value="83" calcext:value-type="float">
            <text:p>83</text:p>
          </table:table-cell>
          <table:table-cell table:formula="of:=[.B37]*(Max-Min)/127+Min" office:value-type="float" office:value="3.61417322834646" calcext:value-type="float">
            <text:p>3.6141732283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IF([.A38]&lt;=Min;0;IF([.A38]&gt;=Max;127;ROUND(([.A38]-Min)*127/(Max-Min);0)))" office:value-type="float" office:value="86" calcext:value-type="float">
            <text:p>86</text:p>
          </table:table-cell>
          <table:table-cell table:formula="of:=[.B38]*(Max-Min)/127+Min" office:value-type="float" office:value="3.70866141732283" calcext:value-type="float">
            <text:p>3.7086614173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IF([.A39]&lt;=Min;0;IF([.A39]&gt;=Max;127;ROUND(([.A39]-Min)*127/(Max-Min);0)))" office:value-type="float" office:value="89" calcext:value-type="float">
            <text:p>89</text:p>
          </table:table-cell>
          <table:table-cell table:formula="of:=[.B39]*(Max-Min)/127+Min" office:value-type="float" office:value="3.80314960629921" calcext:value-type="float">
            <text:p>3.8031496063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IF([.A40]&lt;=Min;0;IF([.A40]&gt;=Max;127;ROUND(([.A40]-Min)*127/(Max-Min);0)))" office:value-type="float" office:value="92" calcext:value-type="float">
            <text:p>92</text:p>
          </table:table-cell>
          <table:table-cell table:formula="of:=[.B40]*(Max-Min)/127+Min" office:value-type="float" office:value="3.89763779527559" calcext:value-type="float">
            <text:p>3.89763779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41]&lt;=Min;0;IF([.A41]&gt;=Max;127;ROUND(([.A41]-Min)*127/(Max-Min);0)))" office:value-type="float" office:value="95" calcext:value-type="float">
            <text:p>95</text:p>
          </table:table-cell>
          <table:table-cell table:formula="of:=[.B41]*(Max-Min)/127+Min" office:value-type="float" office:value="3.99212598425197" calcext:value-type="float">
            <text:p>3.9921259843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IF([.A42]&lt;=Min;0;IF([.A42]&gt;=Max;127;ROUND(([.A42]-Min)*127/(Max-Min);0)))" office:value-type="float" office:value="98" calcext:value-type="float">
            <text:p>98</text:p>
          </table:table-cell>
          <table:table-cell table:formula="of:=[.B42]*(Max-Min)/127+Min" office:value-type="float" office:value="4.08661417322835" calcext:value-type="float">
            <text:p>4.0866141732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IF([.A43]&lt;=Min;0;IF([.A43]&gt;=Max;127;ROUND(([.A43]-Min)*127/(Max-Min);0)))" office:value-type="float" office:value="102" calcext:value-type="float">
            <text:p>102</text:p>
          </table:table-cell>
          <table:table-cell table:formula="of:=[.B43]*(Max-Min)/127+Min" office:value-type="float" office:value="4.21259842519685" calcext:value-type="float">
            <text:p>4.2125984252</text:p>
          </table:table-cell>
          <table:table-cell table:number-columns-repeated="3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IF([.A44]&lt;=Min;0;IF([.A44]&gt;=Max;127;ROUND(([.A44]-Min)*127/(Max-Min);0)))" office:value-type="float" office:value="105" calcext:value-type="float">
            <text:p>105</text:p>
          </table:table-cell>
          <table:table-cell table:formula="of:=[.B44]*(Max-Min)/127+Min" office:value-type="float" office:value="4.30708661417323" calcext:value-type="float">
            <text:p>4.3070866142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IF([.A45]&lt;=Min;0;IF([.A45]&gt;=Max;127;ROUND(([.A45]-Min)*127/(Max-Min);0)))" office:value-type="float" office:value="108" calcext:value-type="float">
            <text:p>108</text:p>
          </table:table-cell>
          <table:table-cell table:formula="of:=[.B45]*(Max-Min)/127+Min" office:value-type="float" office:value="4.40157480314961" calcext:value-type="float">
            <text:p>4.401574803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IF([.A46]&lt;=Min;0;IF([.A46]&gt;=Max;127;ROUND(([.A46]-Min)*127/(Max-Min);0)))" office:value-type="float" office:value="111" calcext:value-type="float">
            <text:p>111</text:p>
          </table:table-cell>
          <table:table-cell table:formula="of:=[.B46]*(Max-Min)/127+Min" office:value-type="float" office:value="4.49606299212598" calcext:value-type="float">
            <text:p>4.4960629921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IF([.A47]&lt;=Min;0;IF([.A47]&gt;=Max;127;ROUND(([.A47]-Min)*127/(Max-Min);0)))" office:value-type="float" office:value="114" calcext:value-type="float">
            <text:p>114</text:p>
          </table:table-cell>
          <table:table-cell table:formula="of:=[.B47]*(Max-Min)/127+Min" office:value-type="float" office:value="4.59055118110236" calcext:value-type="float">
            <text:p>4.5905511811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IF([.A48]&lt;=Min;0;IF([.A48]&gt;=Max;127;ROUND(([.A48]-Min)*127/(Max-Min);0)))" office:value-type="float" office:value="117" calcext:value-type="float">
            <text:p>117</text:p>
          </table:table-cell>
          <table:table-cell table:formula="of:=[.B48]*(Max-Min)/127+Min" office:value-type="float" office:value="4.68503937007874" calcext:value-type="float">
            <text:p>4.6850393701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IF([.A49]&lt;=Min;0;IF([.A49]&gt;=Max;127;ROUND(([.A49]-Min)*127/(Max-Min);0)))" office:value-type="float" office:value="121" calcext:value-type="float">
            <text:p>121</text:p>
          </table:table-cell>
          <table:table-cell table:formula="of:=[.B49]*(Max-Min)/127+Min" office:value-type="float" office:value="4.81102362204724" calcext:value-type="float">
            <text:p>4.811023622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IF([.A50]&lt;=Min;0;IF([.A50]&gt;=Max;127;ROUND(([.A50]-Min)*127/(Max-Min);0)))" office:value-type="float" office:value="124" calcext:value-type="float">
            <text:p>124</text:p>
          </table:table-cell>
          <table:table-cell table:formula="of:=[.B50]*(Max-Min)/127+Min" office:value-type="float" office:value="4.90551181102362" calcext:value-type="float">
            <text:p>4.90551181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51]&lt;=Min;0;IF([.A51]&gt;=Max;127;ROUND(([.A51]-Min)*127/(Max-Min);0)))" office:value-type="float" office:value="127" calcext:value-type="float">
            <text:p>127</text:p>
          </table:table-cell>
          <table:table-cell table:formula="of:=[.B51]*(Max-Min)/127+Min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IF([.A52]&lt;=Min;0;IF([.A52]&gt;=Max;127;ROUND(([.A52]-Min)*127/(Max-Min);0)))" office:value-type="float" office:value="127" calcext:value-type="float">
            <text:p>127</text:p>
          </table:table-cell>
          <table:table-cell table:formula="of:=[.B52]*(Max-Min)/127+Min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IF([.A53]&lt;=Min;0;IF([.A53]&gt;=Max;127;ROUND(([.A53]-Min)*127/(Max-Min);0)))" office:value-type="float" office:value="127" calcext:value-type="float">
            <text:p>127</text:p>
          </table:table-cell>
          <table:table-cell table:formula="of:=[.B53]*(Max-Min)/127+Min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IF([.A54]&lt;=Min;0;IF([.A54]&gt;=Max;127;ROUND(([.A54]-Min)*127/(Max-Min);0)))" office:value-type="float" office:value="127" calcext:value-type="float">
            <text:p>127</text:p>
          </table:table-cell>
          <table:table-cell table:formula="of:=[.B54]*(Max-Min)/127+Min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IF([.A55]&lt;=Min;0;IF([.A55]&gt;=Max;127;ROUND(([.A55]-Min)*127/(Max-Min);0)))" office:value-type="float" office:value="127" calcext:value-type="float">
            <text:p>127</text:p>
          </table:table-cell>
          <table:table-cell table:formula="of:=[.B55]*(Max-Min)/127+Min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IF([.A56]&lt;=Min;0;IF([.A56]&gt;=Max;127;ROUND(([.A56]-Min)*127/(Max-Min);0)))" office:value-type="float" office:value="127" calcext:value-type="float">
            <text:p>127</text:p>
          </table:table-cell>
          <table:table-cell table:formula="of:=[.B56]*(Max-Min)/127+Min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IF([.A57]&lt;=Min;0;IF([.A57]&gt;=Max;127;ROUND(([.A57]-Min)*127/(Max-Min);0)))" office:value-type="float" office:value="127" calcext:value-type="float">
            <text:p>127</text:p>
          </table:table-cell>
          <table:table-cell table:formula="of:=[.B57]*(Max-Min)/127+Min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IF([.A58]&lt;=Min;0;IF([.A58]&gt;=Max;127;ROUND(([.A58]-Min)*127/(Max-Min);0)))" office:value-type="float" office:value="127" calcext:value-type="float">
            <text:p>127</text:p>
          </table:table-cell>
          <table:table-cell table:formula="of:=[.B58]*(Max-Min)/127+Min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IF([.A59]&lt;=Min;0;IF([.A59]&gt;=Max;127;ROUND(([.A59]-Min)*127/(Max-Min);0)))" office:value-type="float" office:value="127" calcext:value-type="float">
            <text:p>127</text:p>
          </table:table-cell>
          <table:table-cell table:formula="of:=[.B59]*(Max-Min)/127+Min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IF([.A60]&lt;=Min;0;IF([.A60]&gt;=Max;127;ROUND(([.A60]-Min)*127/(Max-Min);0)))" office:value-type="float" office:value="127" calcext:value-type="float">
            <text:p>127</text:p>
          </table:table-cell>
          <table:table-cell table:formula="of:=[.B60]*(Max-Min)/127+Min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61]&lt;=Min;0;IF([.A61]&gt;=Max;127;ROUND(([.A61]-Min)*127/(Max-Min);0)))" office:value-type="float" office:value="127" calcext:value-type="float">
            <text:p>127</text:p>
          </table:table-cell>
          <table:table-cell table:formula="of:=[.B61]*(Max-Min)/127+Min" office:value-type="float" office:value="5" calcext:value-type="float">
            <text:p>5</text:p>
          </table:table-cell>
          <table:table-cell table:number-columns-repeated="3"/>
        </table:table-row>
      </table:table>
      <table:named-expressions>
        <table:named-range table:name="Max" table:base-cell-address="$Sheet1.$F$2" table:cell-range-address="$Sheet1.$F$2"/>
        <table:named-range table:name="Min" table:base-cell-address="$Sheet1.$E$2" table:cell-range-address="$Sheet1.$E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0:46:27.155625989</meta:creation-date>
    <dc:date>2017-04-13T10:55:42.588676500</dc:date>
    <meta:editing-duration>PT9M15S</meta:editing-duration>
    <meta:editing-cycles>2</meta:editing-cycles>
    <meta:generator>LibreOffice/5.1.6.2$Linux_X86_64 LibreOffice_project/10m0$Build-2</meta:generator>
    <meta:document-statistic meta:table-count="1" meta:cell-count="1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18cm" svg:height="9.006cm" xlink:href=".." xlink:type="simple" chart:class="chart:scatter" chart:style-name="ch1">
        <chart:plot-area chart:style-name="ch2" table:cell-range-address="Sheet1.A1:Sheet1.A61 Sheet1.C1:Sheet1.C61" svg:x="0.283cm" svg:y="0.18cm" svg:width="13.614cm" svg:height="8.646cm">
          <chartooo:coordinate-region svg:x="0.719cm" svg:y="0.38cm" svg:width="13.084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1:Sheet1.C61" chart:class="chart:scatter">
            <chart:domain table:cell-range-address="Sheet1.A1:Sheet1.A61"/>
            <chart:data-point chart:repeated="6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61</svg:desc>
                </draw:g>
              </table:table-cell>
              <table:table-cell office:value-type="float" office:value="1">
                <text:p>1</text:p>
                <draw:g>
                  <svg:desc>Sheet1.C1:Sheet1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.09448818897638">
                <text:p>1.094488188976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.18897637795276">
                <text:p>1.18897637795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.31496062992126">
                <text:p>1.31496062992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.40944881889764">
                <text:p>1.40944881889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.50393700787402">
                <text:p>1.50393700787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.59842519685039">
                <text:p>1.598425196850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.69291338582677">
                <text:p>1.692913385826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.78740157480315">
                <text:p>1.78740157480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.91338582677165">
                <text:p>1.91338582677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.00787401574803">
                <text:p>2.007874015748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2.10236220472441">
                <text:p>2.10236220472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2.19685039370079">
                <text:p>2.19685039370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2.29133858267717">
                <text:p>2.291338582677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2.38582677165354">
                <text:p>2.385826771653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2.51181102362205">
                <text:p>2.51181102362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2.60629921259842">
                <text:p>2.60629921259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2.7007874015748">
                <text:p>2.7007874015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2.79527559055118">
                <text:p>2.79527559055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2.88976377952756">
                <text:p>2.889763779527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3.01574803149606">
                <text:p>3.015748031496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3.11023622047244">
                <text:p>3.110236220472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3.20472440944882">
                <text:p>3.20472440944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3.2992125984252">
                <text:p>3.2992125984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3.39370078740157">
                <text:p>3.393700787401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3.48818897637795">
                <text:p>3.488188976377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3.61417322834646">
                <text:p>3.61417322834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3.70866141732283">
                <text:p>3.708661417322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3.80314960629921">
                <text:p>3.80314960629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3.89763779527559">
                <text:p>3.897637795275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.99212598425197">
                <text:p>3.99212598425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4.08661417322835">
                <text:p>4.08661417322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4.21259842519685">
                <text:p>4.212598425196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4.30708661417323">
                <text:p>4.307086614173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4.40157480314961">
                <text:p>4.401574803149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4.49606299212598">
                <text:p>4.496062992125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4.59055118110236">
                <text:p>4.590551181102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4.68503937007874">
                <text:p>4.685039370078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4.81102362204724">
                <text:p>4.811023622047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4.90551181102362">
                <text:p>4.905511811023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